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d3d3ab" draw:shadow="hidden"/>
    </style:style>
    <style:style style:name="gr5" style:family="graphic" style:parent-style-name="standard">
      <style:graphic-properties draw:stroke="none" draw:fill="none" draw:textarea-vertical-align="middle" fo:min-height="0.293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5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54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5.8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14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28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28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293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d3d3a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24pt" style:font-name-asian="Times New Roman1" style:font-size-asian="24pt" style:font-name-complex="Times New Roman1" style:font-size-complex="24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3.965cm" svg:height="7.95cm" svg:x="4.074cm" svg:y="1.848cm" svg:viewBox="0 0 13966 7951" draw:points="0,7951 13966,7951 13966,0 0,0">
              <text:p/>
            </draw:polygon>
            <draw:polygon draw:style-name="gr2" draw:text-style-name="P2" draw:layer="layout" svg:width="13.965cm" svg:height="7.95cm" svg:x="4.074cm" svg:y="1.848cm" svg:viewBox="0 0 13966 7951" draw:points="0,7951 13966,7951 13966,0 0,0">
              <text:p/>
            </draw:polygon>
          </draw:g>
          <draw:frame draw:style-name="gr3" draw:text-style-name="P2" draw:layer="layout" svg:width="5.365cm" svg:height="2.379cm" svg:x="12.624cm" svg:y="7.659cm">
            <draw:text-box>
              <text:p text:style-name="P3"><text:span text:style-name="T1">ProtoModule_TXPart</text:span></text:p>
            </draw:text-box>
          </draw:frame>
        </draw:g>
        <draw:g>
          <draw:polygon draw:style-name="gr4" draw:text-style-name="P4" draw:layer="layout" svg:width="0.575cm" svg:height="4.825cm" svg:x="7.394cm" svg:y="2.623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7.072cm 7.448cm)">
            <draw:text-box>
              <text:p/>
            </draw:text-box>
          </draw:frame>
        </draw:g>
        <draw:g>
          <draw:polygon draw:style-name="gr2" draw:text-style-name="P2" draw:layer="layout" svg:width="0.575cm" svg:height="4.825cm" svg:x="7.394cm" svg:y="2.623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7.072cm 7.448cm)">
            <draw:text-box>
              <text:p/>
            </draw:text-box>
          </draw:frame>
        </draw:g>
        <draw:g>
          <draw:g>
            <draw:polygon draw:style-name="gr4" draw:text-style-name="P4" draw:layer="layout" svg:width="3cm" svg:height="2cm" svg:x="1.074cm" svg:y="3.331cm" svg:viewBox="0 0 3001 2001" draw:points="499,500 499,0 0,1001 499,2001 499,1501 2501,1501 2501,2001 3001,1001 2501,0 2501,500">
              <text:p/>
            </draw:polygon>
            <draw:polygon draw:style-name="gr2" draw:text-style-name="P2" draw:layer="layout" svg:width="3cm" svg:height="2cm" svg:x="1.074cm" svg:y="3.331cm" svg:viewBox="0 0 3001 2001" draw:points="499,500 499,0 0,1001 499,2001 499,1501 2501,1501 2501,2001 3001,1001 2501,0 2501,500">
              <text:p/>
            </draw:polygon>
          </draw:g>
          <draw:frame draw:style-name="gr6" draw:text-style-name="P2" draw:layer="layout" svg:width="3cm" svg:height="2cm" svg:x="1.074cm" svg:y="3.331cm">
            <draw:text-box>
              <text:p text:style-name="P3"><text:span text:style-name="T2">PCI data and control in</text:span></text:p>
            </draw:text-box>
          </draw:frame>
        </draw:g>
        <draw:g>
          <draw:g>
            <draw:polygon draw:style-name="gr4" draw:text-style-name="P4" draw:layer="layout" svg:width="3cm" svg:height="2cm" svg:x="1.074cm" svg:y="7.331cm" svg:viewBox="0 0 3001 2001" draw:points="499,501 499,0 0,1001 499,2001 499,1502 2501,1502 2501,2001 3001,1001 2501,0 2501,501">
              <text:p/>
            </draw:polygon>
            <draw:polygon draw:style-name="gr2" draw:text-style-name="P2" draw:layer="layout" svg:width="3cm" svg:height="2cm" svg:x="1.074cm" svg:y="7.331cm" svg:viewBox="0 0 3001 2001" draw:points="499,501 499,0 0,1001 499,2001 499,1502 2501,1502 2501,2001 3001,1001 2501,0 2501,501">
              <text:p/>
            </draw:polygon>
          </draw:g>
          <draw:frame draw:style-name="gr7" draw:text-style-name="P5" draw:layer="layout" svg:width="3cm" svg:height="1.8cm" svg:x="1.139cm" svg:y="7.448cm">
            <draw:text-box>
              <text:p text:style-name="P3"><text:span text:style-name="T2">SDU data and control in</text:span></text:p>
            </draw:text-box>
          </draw:frame>
        </draw:g>
        <draw:g>
          <draw:g>
            <draw:polygon draw:style-name="gr4" draw:text-style-name="P4" draw:layer="layout" svg:width="2.9cm" svg:height="2cm" svg:x="18.039cm" svg:y="5.348cm" svg:viewBox="0 0 2901 2001" draw:points="499,500 500,0 0,1001 499,2000 499,1500 2401,1501 2401,2001 2901,1001 2401,0 2401,500">
              <text:p/>
            </draw:polygon>
            <draw:polygon draw:style-name="gr2" draw:text-style-name="P2" draw:layer="layout" svg:width="2.9cm" svg:height="2cm" svg:x="18.039cm" svg:y="5.348cm" svg:viewBox="0 0 2901 2001" draw:points="499,500 500,0 0,1001 499,2000 499,1500 2401,1501 2401,2001 2901,1001 2401,0 2401,500">
              <text:p/>
            </draw:polygon>
          </draw:g>
          <draw:frame draw:style-name="gr6" draw:text-style-name="P2" draw:layer="layout" svg:width="2.9cm" svg:height="2cm" svg:x="18.051cm" svg:y="5.64cm">
            <draw:text-box>
              <text:p text:style-name="P3"><text:span text:style-name="T2">PDU data and control out</text:span><text:span text:style-name="T2"><text:line-break/></text:span><text:span text:style-name="T2"/></text:p>
            </draw:text-box>
          </draw:frame>
        </draw:g>
        <draw:g>
          <draw:g>
            <draw:polygon draw:style-name="gr4" draw:text-style-name="P4" draw:layer="layout" svg:width="3.706cm" svg:height="1.825cm" svg:x="4.904cm" svg:y="3.419cm" svg:viewBox="0 0 3707 1826" draw:points="0,1826 3707,1826 3707,0 0,0">
              <text:p/>
            </draw:polygon>
            <draw:polygon draw:style-name="gr2" draw:text-style-name="P2" draw:layer="layout" svg:width="3.706cm" svg:height="1.825cm" svg:x="4.904cm" svg:y="3.419cm" svg:viewBox="0 0 3707 1826" draw:points="0,1826 3707,1826 3707,0 0,0">
              <text:p/>
            </draw:polygon>
          </draw:g>
          <draw:frame draw:style-name="gr8" draw:text-style-name="P2" draw:layer="layout" svg:width="3.706cm" svg:height="2.037cm" svg:x="4.904cm" svg:y="3.313cm">
            <draw:text-box>
              <text:p text:style-name="P3"><text:span text:style-name="T2">PDUQueue (PCI queue, PASS_THROUGH)</text:span></text:p>
            </draw:text-box>
          </draw:frame>
        </draw:g>
        <draw:g>
          <draw:g>
            <draw:polygon draw:style-name="gr4" draw:text-style-name="P4" draw:layer="layout" svg:width="0.83cm" svg:height="2cm" svg:x="4.074cm" svg:y="3.331cm" svg:viewBox="0 0 831 2001" draw:points="207,500 207,0 0,1001 207,2001 207,1501 624,1501 624,2001 831,1001 624,0 624,500">
              <text:p/>
            </draw:polygon>
            <draw:polygon draw:style-name="gr2" draw:text-style-name="P2" draw:layer="layout" svg:width="0.83cm" svg:height="2cm" svg:x="4.074cm" svg:y="3.331cm" svg:viewBox="0 0 831 2001" draw:points="207,500 207,0 0,1001 207,2001 207,1501 624,1501 624,2001 831,1001 624,0 624,500">
              <text:p/>
            </draw:polygon>
          </draw:g>
          <draw:frame draw:style-name="gr6" draw:text-style-name="P2" draw:layer="layout" svg:width="0.83cm" svg:height="2cm" svg:x="4.074cm" svg:y="3.331cm">
            <draw:text-box>
              <text:p text:style-name="P3"><text:span text:style-name="T2">In</text:span></text:p>
            </draw:text-box>
          </draw:frame>
        </draw:g>
        <draw:g>
          <draw:g>
            <draw:polygon draw:style-name="gr4" draw:text-style-name="P4" draw:layer="layout" svg:width="1.029cm" svg:height="2cm" svg:x="8.609cm" svg:y="3.331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8.609cm" svg:y="3.331cm" svg:viewBox="0 0 1030 2001" draw:points="257,500 257,0 0,1001 257,2001 257,1501 773,1501 773,2001 1030,1001 773,0 773,500">
              <text:p/>
            </draw:polygon>
          </draw:g>
          <draw:frame draw:style-name="gr6" draw:text-style-name="P5" draw:layer="layout" svg:width="1.029cm" svg:height="2cm" svg:x="8.609cm" svg:y="3.331cm">
            <draw:text-box>
              <text:p text:style-name="P3"><text:span text:style-name="T2">Out</text:span></text:p>
            </draw:text-box>
          </draw:frame>
        </draw:g>
        <draw:g>
          <draw:g>
            <draw:polygon draw:style-name="gr4" draw:text-style-name="P4" draw:layer="layout" svg:width="3.706cm" svg:height="1.825cm" svg:x="4.904cm" svg:y="7.419cm" svg:viewBox="0 0 3707 1826" draw:points="0,1826 3707,1826 3707,0 0,0">
              <text:p/>
            </draw:polygon>
            <draw:polygon draw:style-name="gr2" draw:text-style-name="P2" draw:layer="layout" svg:width="3.706cm" svg:height="1.825cm" svg:x="4.904cm" svg:y="7.419cm" svg:viewBox="0 0 3707 1826" draw:points="0,1826 3707,1826 3707,0 0,0">
              <text:p/>
            </draw:polygon>
          </draw:g>
          <draw:frame draw:style-name="gr8" draw:text-style-name="P2" draw:layer="layout" svg:width="3.706cm" svg:height="2.037cm" svg:x="4.904cm" svg:y="7.313cm">
            <draw:text-box>
              <text:p text:style-name="P3"><text:span text:style-name="T2">PDUQueue (SDU queue, PASS_THROUGH)</text:span></text:p>
            </draw:text-box>
          </draw:frame>
        </draw:g>
        <draw:g>
          <draw:g>
            <draw:polygon draw:style-name="gr4" draw:text-style-name="P4" draw:layer="layout" svg:width="0.83cm" svg:height="2cm" svg:x="4.074cm" svg:y="7.331cm" svg:viewBox="0 0 831 2001" draw:points="207,500 207,0 0,1001 207,2001 207,1501 624,1501 624,2001 831,1001 624,0 624,500">
              <text:p/>
            </draw:polygon>
            <draw:polygon draw:style-name="gr2" draw:text-style-name="P2" draw:layer="layout" svg:width="0.83cm" svg:height="2cm" svg:x="4.074cm" svg:y="7.331cm" svg:viewBox="0 0 831 2001" draw:points="207,500 207,0 0,1001 207,2001 207,1501 624,1501 624,2001 831,1001 624,0 624,500">
              <text:p/>
            </draw:polygon>
          </draw:g>
          <draw:frame draw:style-name="gr6" draw:text-style-name="P2" draw:layer="layout" svg:width="0.83cm" svg:height="2cm" svg:x="4.074cm" svg:y="7.331cm">
            <draw:text-box>
              <text:p text:style-name="P3"><text:span text:style-name="T2">In</text:span></text:p>
            </draw:text-box>
          </draw:frame>
        </draw:g>
        <draw:g>
          <draw:g>
            <draw:polygon draw:style-name="gr4" draw:text-style-name="P4" draw:layer="layout" svg:width="1.029cm" svg:height="2cm" svg:x="8.609cm" svg:y="7.331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8.609cm" svg:y="7.331cm" svg:viewBox="0 0 1030 2001" draw:points="257,500 257,0 0,1001 257,2001 257,1501 773,1501 773,2001 1030,1001 773,0 773,500">
              <text:p/>
            </draw:polygon>
          </draw:g>
          <draw:frame draw:style-name="gr6" draw:text-style-name="P5" draw:layer="layout" svg:width="1.029cm" svg:height="2cm" svg:x="8.609cm" svg:y="7.331cm">
            <draw:text-box>
              <text:p text:style-name="P3"><text:span text:style-name="T2">Out</text:span></text:p>
            </draw:text-box>
          </draw:frame>
        </draw:g>
        <draw:g>
          <draw:g>
            <draw:polygon draw:style-name="gr4" draw:text-style-name="P4" draw:layer="layout" svg:width="4.801cm" svg:height="1.825cm" svg:x="12.164cm" svg:y="5.419cm" svg:viewBox="0 0 4802 1826" draw:points="0,1826 4802,1826 4802,0 0,0">
              <text:p/>
            </draw:polygon>
            <draw:polygon draw:style-name="gr2" draw:text-style-name="P2" draw:layer="layout" svg:width="4.801cm" svg:height="1.825cm" svg:x="12.164cm" svg:y="5.419cm" svg:viewBox="0 0 4802 1826" draw:points="0,1826 4802,1826 4802,0 0,0">
              <text:p/>
            </draw:polygon>
          </draw:g>
          <draw:frame draw:style-name="gr8" draw:text-style-name="P2" draw:layer="layout" svg:width="4.801cm" svg:height="1.825cm" svg:x="12.164cm" svg:y="5.419cm">
            <draw:text-box>
              <text:p text:style-name="P3"><text:span text:style-name="T2">PDUQueue (PDU queue)</text:span></text:p>
            </draw:text-box>
          </draw:frame>
        </draw:g>
        <draw:g>
          <draw:g>
            <draw:polygon draw:style-name="gr4" draw:text-style-name="P4" draw:layer="layout" svg:width="0.925cm" svg:height="2cm" svg:x="11.239cm" svg:y="5.331cm" svg:viewBox="0 0 926 2001" draw:points="231,500 231,0 0,1001 231,2001 231,1501 695,1501 695,2001 926,1001 695,0 695,500">
              <text:p/>
            </draw:polygon>
            <draw:polygon draw:style-name="gr2" draw:text-style-name="P2" draw:layer="layout" svg:width="0.925cm" svg:height="2cm" svg:x="11.239cm" svg:y="5.331cm" svg:viewBox="0 0 926 2001" draw:points="231,500 231,0 0,1001 231,2001 231,1501 695,1501 695,2001 926,1001 695,0 695,500">
              <text:p/>
            </draw:polygon>
          </draw:g>
          <draw:frame draw:style-name="gr6" draw:text-style-name="P5" draw:layer="layout" svg:width="0.925cm" svg:height="2cm" svg:x="11.239cm" svg:y="5.331cm">
            <draw:text-box>
              <text:p text:style-name="P3"><text:span text:style-name="T2">In</text:span></text:p>
            </draw:text-box>
          </draw:frame>
        </draw:g>
        <draw:g>
          <draw:g>
            <draw:polygon draw:style-name="gr4" draw:text-style-name="P4" draw:layer="layout" svg:width="1.075cm" svg:height="2cm" svg:x="16.964cm" svg:y="5.331cm" svg:viewBox="0 0 1076 2001" draw:points="268,500 268,0 0,1001 268,2001 268,1501 808,1501 808,2001 1076,1001 808,0 808,500">
              <text:p/>
            </draw:polygon>
            <draw:polygon draw:style-name="gr2" draw:text-style-name="P2" draw:layer="layout" svg:width="1.075cm" svg:height="2cm" svg:x="16.964cm" svg:y="5.331cm" svg:viewBox="0 0 1076 2001" draw:points="268,500 268,0 0,1001 268,2001 268,1501 808,1501 808,2001 1076,1001 808,0 808,500">
              <text:p/>
            </draw:polygon>
          </draw:g>
          <draw:frame draw:style-name="gr6" draw:text-style-name="P2" draw:layer="layout" svg:width="1.075cm" svg:height="2cm" svg:x="16.964cm" svg:y="5.331cm">
            <draw:text-box>
              <text:p text:style-name="P3"><text:span text:style-name="T2">Out</text:span></text:p>
            </draw:text-box>
          </draw:frame>
        </draw:g>
        <draw:g>
          <draw:g>
            <draw:polygon draw:style-name="gr4" draw:text-style-name="P4" draw:layer="layout" svg:width="1.599cm" svg:height="6.1cm" svg:x="9.639cm" svg:y="3.598cm" svg:viewBox="0 0 1600 6101" draw:points="0,0 0,6101 1600,4160 1600,1940">
              <text:p/>
            </draw:polygon>
            <draw:polygon draw:style-name="gr2" draw:text-style-name="P2" draw:layer="layout" svg:width="1.599cm" svg:height="6.1cm" svg:x="9.639cm" svg:y="3.598cm" svg:viewBox="0 0 1600 6101" draw:points="0,0 0,6101 1600,4160 1600,1940">
              <text:p/>
            </draw:polygon>
          </draw:g>
          <draw:frame draw:style-name="gr9" draw:text-style-name="P5" draw:layer="layout" svg:width="1.599cm" svg:height="6.1cm" svg:x="9.639cm" svg:y="3.598cm">
            <draw:text-box>
              <text:p text:style-name="P3"><text:span text:style-name="T2">MUX</text:span></text:p>
            </draw:text-box>
          </draw:frame>
        </draw:g>
        <draw:g>
          <draw:g>
            <draw:polygon draw:style-name="gr4" draw:text-style-name="P4" draw:layer="layout" svg:width="5.75cm" svg:height="1.425cm" svg:x="9.939cm" svg:y="1.923cm" svg:viewBox="0 0 5751 1426" draw:points="0,1426 5751,1426 5751,0 0,0">
              <text:p/>
            </draw:polygon>
            <draw:polygon draw:style-name="gr2" draw:text-style-name="P2" draw:layer="layout" svg:width="5.75cm" svg:height="1.425cm" svg:x="9.939cm" svg:y="1.923cm" svg:viewBox="0 0 5751 1426" draw:points="0,1426 5751,1426 5751,0 0,0">
              <text:p/>
            </draw:polygon>
          </draw:g>
          <draw:frame draw:style-name="gr10" draw:text-style-name="P2" draw:layer="layout" svg:width="5.75cm" svg:height="1.425cm" svg:x="9.939cm" svg:y="1.923cm">
            <draw:text-box>
              <text:p text:style-name="P3"><text:span text:style-name="T2">Reassembly, in and output control</text:span></text:p>
            </draw:text-box>
          </draw:frame>
        </draw:g>
        <draw:g>
          <draw:polygon draw:style-name="gr4" draw:text-style-name="P4" draw:layer="layout" svg:width="0.8cm" svg:height="1.799cm" svg:x="10.489cm" svg:y="3.348cm" svg:viewBox="0 0 801 1800" draw:points="199,0 199,1588 0,1588 400,1800 801,1588 600,1588 600,0">
            <text:p/>
          </draw:polygon>
          <draw:frame draw:style-name="gr11" draw:text-style-name="P2" draw:layer="layout" svg:width="1.799cm" svg:height="1.219cm" draw:transform="rotate (1.5707963267949) translate (10.28cm 5.147cm)">
            <draw:text-box>
              <text:p/>
            </draw:text-box>
          </draw:frame>
        </draw:g>
        <draw:g>
          <draw:polygon draw:style-name="gr2" draw:text-style-name="P2" draw:layer="layout" svg:width="0.8cm" svg:height="1.799cm" svg:x="10.489cm" svg:y="3.348cm" svg:viewBox="0 0 801 1800" draw:points="199,0 199,1588 0,1588 400,1800 801,1588 600,1588 600,0">
            <text:p/>
          </draw:polygon>
          <draw:frame draw:style-name="gr11" draw:text-style-name="P2" draw:layer="layout" svg:width="1.799cm" svg:height="1.219cm" draw:transform="rotate (1.5707963267949) translate (10.28cm 5.147cm)">
            <draw:text-box>
              <text:p/>
            </draw:text-box>
          </draw:frame>
        </draw:g>
        <draw:frame draw:style-name="gr12" draw:text-style-name="P2" draw:layer="layout" svg:width="1.7cm" svg:height="0.8cm" draw:transform="rotate (-0.00174532925199447) translate (10.039cm 3.745cm)">
          <draw:text-box>
            <text:p text:style-name="P3"><text:span text:style-name="T2">S</text:span></text:p>
          </draw:text-box>
        </draw:frame>
        <draw:g>
          <draw:polygon draw:style-name="gr4" draw:text-style-name="P4" draw:layer="layout" svg:width="0.575cm" svg:height="1.355cm" svg:x="6.794cm" svg:y="2.068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6.472cm 3.423cm)">
            <draw:text-box>
              <text:p/>
            </draw:text-box>
          </draw:frame>
        </draw:g>
        <draw:g>
          <draw:polygon draw:style-name="gr2" draw:text-style-name="P2" draw:layer="layout" svg:width="0.575cm" svg:height="1.355cm" svg:x="6.794cm" svg:y="2.068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6.472cm 3.423cm)">
            <draw:text-box>
              <text:p/>
            </draw:text-box>
          </draw:frame>
        </draw:g>
        <draw:g>
          <draw:polygon draw:style-name="gr4" draw:text-style-name="P4" draw:layer="layout" svg:width="3cm" svg:height="0.57cm" svg:x="6.939cm" svg:y="1.923cm" svg:viewBox="0 0 3001 571" draw:points="0,428 2859,428 2859,571 3001,286 2859,0 2859,142 0,142">
            <text:p/>
          </draw:polygon>
          <draw:frame draw:style-name="gr13" draw:text-style-name="P2" draw:layer="layout" svg:width="3cm" svg:height="1.219cm" svg:x="6.939cm" svg:y="1.599cm">
            <draw:text-box>
              <text:p/>
            </draw:text-box>
          </draw:frame>
        </draw:g>
        <draw:g>
          <draw:polygon draw:style-name="gr2" draw:text-style-name="P2" draw:layer="layout" svg:width="3cm" svg:height="0.57cm" svg:x="6.939cm" svg:y="1.923cm" svg:viewBox="0 0 3001 571" draw:points="0,428 2859,428 2859,571 3001,286 2859,0 2859,142 0,142">
            <text:p/>
          </draw:polygon>
          <draw:frame draw:style-name="gr13" draw:text-style-name="P2" draw:layer="layout" svg:width="3cm" svg:height="1.219cm" svg:x="6.939cm" svg:y="1.599cm">
            <draw:text-box>
              <text:p/>
            </draw:text-box>
          </draw:frame>
        </draw:g>
        <draw:frame draw:style-name="gr14" draw:text-style-name="P2" draw:layer="layout" svg:width="3cm" svg:height="0.799cm" svg:x="6.939cm" svg:y="1.809cm">
          <draw:text-box>
            <text:p text:style-name="P3"><text:span text:style-name="T2">C</text:span></text:p>
          </draw:text-box>
        </draw:frame>
        <draw:g>
          <draw:polygon draw:style-name="gr4" draw:text-style-name="P4" draw:layer="layout" svg:width="2.4cm" svg:height="0.57cm" svg:x="7.539cm" svg:y="2.475cm" svg:viewBox="0 0 2401 571" draw:points="0,428 2258,428 2258,571 2401,286 2258,0 2258,142 0,142">
            <text:p/>
          </draw:polygon>
          <draw:frame draw:style-name="gr13" draw:text-style-name="P2" draw:layer="layout" svg:width="2.4cm" svg:height="1.219cm" svg:x="7.539cm" svg:y="2.151cm">
            <draw:text-box>
              <text:p/>
            </draw:text-box>
          </draw:frame>
        </draw:g>
        <draw:g>
          <draw:polygon draw:style-name="gr2" draw:text-style-name="P2" draw:layer="layout" svg:width="2.4cm" svg:height="0.57cm" svg:x="7.539cm" svg:y="2.475cm" svg:viewBox="0 0 2401 571" draw:points="0,428 2258,428 2258,571 2401,286 2258,0 2258,142 0,142">
            <text:p/>
          </draw:polygon>
          <draw:frame draw:style-name="gr13" draw:text-style-name="P2" draw:layer="layout" svg:width="2.4cm" svg:height="1.219cm" svg:x="7.539cm" svg:y="2.151cm">
            <draw:text-box>
              <text:p/>
            </draw:text-box>
          </draw:frame>
        </draw:g>
        <draw:frame draw:style-name="gr14" draw:text-style-name="P2" draw:layer="layout" svg:width="2.4cm" svg:height="0.799cm" svg:x="7.539cm" svg:y="2.361cm">
          <draw:text-box>
            <text:p text:style-name="P3"><text:span text:style-name="T2">C</text:span></text:p>
          </draw:text-box>
        </draw:frame>
        <draw:g>
          <draw:polygon draw:style-name="gr4" draw:text-style-name="P4" draw:layer="layout" svg:width="0.575cm" svg:height="2.07cm" svg:x="13.384cm" svg:y="3.348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13.062cm 5.418cm)">
            <draw:text-box>
              <text:p/>
            </draw:text-box>
          </draw:frame>
        </draw:g>
        <draw:g>
          <draw:polygon draw:style-name="gr2" draw:text-style-name="P2" draw:layer="layout" svg:width="0.575cm" svg:height="2.07cm" svg:x="13.384cm" svg:y="3.348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13.062cm 5.418cm)">
            <draw:text-box>
              <text:p/>
            </draw:text-box>
          </draw:frame>
        </draw:g>
        <draw:frame draw:style-name="gr15" draw:text-style-name="P2" draw:layer="layout" svg:width="2.07cm" svg:height="0.799cm" draw:transform="rotate (-1.5707963267949) translate (14.071cm 3.348cm)">
          <draw:text-box>
            <text:p text:style-name="P3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06:52:37.100000000</dc:date>
    <meta:creation-date>2013-05-17T10:32:09Z</meta:creation-date>
    <meta:generator>LibreOffice/4.4.4.3$Windows_x86 LibreOffice_project/2c39ebcf046445232b798108aa8a7e7d89552ea8</meta:generator>
    <meta:editing-duration>PT1H2M35S</meta:editing-duration>
    <meta:editing-cycles>4</meta:editing-cycles>
    <meta:document-statistic meta:object-count="115"/>
  </office:meta>
</office:document-meta>
</file>